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officeooo:rsid="0002bc8c" officeooo:paragraph-rsid="0002bc8c" style:font-size-asian="14pt" style:font-size-complex="16pt"/>
    </style:style>
    <style:style style:name="P2" style:family="paragraph" style:parent-style-name="Standard">
      <style:text-properties fo:font-size="12pt" officeooo:rsid="0002bc8c" officeooo:paragraph-rsid="0002bc8c" style:font-size-asian="10.5pt" style:font-size-complex="12pt"/>
    </style:style>
    <style:style style:name="P3" style:family="paragraph" style:parent-style-name="Standard">
      <style:text-properties fo:font-size="12pt" officeooo:rsid="000f6115" officeooo:paragraph-rsid="000f6115" style:font-size-asian="10.5pt" style:font-size-complex="12pt"/>
    </style:style>
    <style:style style:name="P4" style:family="paragraph" style:parent-style-name="Standard">
      <style:text-properties fo:font-size="12pt" officeooo:rsid="0004ab6e" officeooo:paragraph-rsid="0004ab6e" style:font-size-asian="12pt" style:font-size-complex="12pt"/>
    </style:style>
    <style:style style:name="P5" style:family="paragraph" style:parent-style-name="Standard">
      <style:text-properties fo:font-size="12pt" officeooo:rsid="00068c3e" officeooo:paragraph-rsid="00068c3e" style:font-size-asian="12pt" style:font-size-complex="12pt"/>
    </style:style>
    <style:style style:name="P6" style:family="paragraph" style:parent-style-name="Standard">
      <style:text-properties fo:font-size="12pt" officeooo:rsid="0007b297" officeooo:paragraph-rsid="0007b297" style:font-size-asian="12pt" style:font-size-complex="12pt"/>
    </style:style>
    <style:style style:name="P7" style:family="paragraph" style:parent-style-name="Standard">
      <style:text-properties fo:font-size="12pt" fo:language="en" fo:country="GB" officeooo:rsid="0007b297" officeooo:paragraph-rsid="0007b297" style:font-size-asian="12pt" style:font-size-complex="12pt"/>
    </style:style>
    <style:style style:name="P8" style:family="paragraph" style:parent-style-name="Standard">
      <style:text-properties fo:font-size="12pt" fo:language="en" fo:country="GB" officeooo:rsid="0007b297" officeooo:paragraph-rsid="00094342" style:font-size-asian="12pt" style:font-size-complex="12pt"/>
    </style:style>
    <style:style style:name="P9" style:family="paragraph" style:parent-style-name="Standard">
      <style:text-properties fo:font-size="12pt" fo:language="en" fo:country="GB" officeooo:rsid="00094342" officeooo:paragraph-rsid="00094342" style:font-size-asian="12pt" style:font-size-complex="12pt"/>
    </style:style>
    <style:style style:name="P10" style:family="paragraph" style:parent-style-name="Standard">
      <style:text-properties fo:font-size="12pt" fo:language="en" fo:country="GB" officeooo:rsid="000adab3" officeooo:paragraph-rsid="000adab3" style:font-size-asian="12pt" style:font-size-complex="12pt"/>
    </style:style>
    <style:style style:name="P11" style:family="paragraph" style:parent-style-name="Standard">
      <style:text-properties fo:font-size="12pt" fo:language="en" fo:country="GB" officeooo:rsid="000adab3" officeooo:paragraph-rsid="000cd8eb" style:font-size-asian="12pt" style:font-size-complex="12pt"/>
    </style:style>
    <style:style style:name="P12" style:family="paragraph" style:parent-style-name="Standard">
      <style:text-properties fo:font-size="12pt" fo:language="en" fo:country="GB" officeooo:rsid="000adab3" officeooo:paragraph-rsid="000d80aa" style:font-size-asian="12pt" style:font-size-complex="12pt"/>
    </style:style>
    <style:style style:name="P13" style:family="paragraph" style:parent-style-name="Standard">
      <style:text-properties fo:font-size="12pt" fo:language="en" fo:country="GB" officeooo:rsid="000adab3" officeooo:paragraph-rsid="000f6115" style:font-size-asian="12pt" style:font-size-complex="12pt"/>
    </style:style>
    <style:style style:name="P14" style:family="paragraph" style:parent-style-name="Standard">
      <style:text-properties fo:font-size="12pt" fo:language="en" fo:country="GB" officeooo:rsid="000adab3" officeooo:paragraph-rsid="0010b8d6" style:font-size-asian="12pt" style:font-size-complex="12pt"/>
    </style:style>
    <style:style style:name="P15" style:family="paragraph" style:parent-style-name="Standard">
      <style:text-properties fo:font-size="12pt" fo:language="en" fo:country="GB" officeooo:rsid="000adab3" officeooo:paragraph-rsid="00110a50" style:font-size-asian="12pt" style:font-size-complex="12pt"/>
    </style:style>
    <style:style style:name="P16" style:family="paragraph" style:parent-style-name="Standard">
      <style:text-properties fo:font-size="12pt" fo:language="en" fo:country="GB" officeooo:paragraph-rsid="00094342"/>
    </style:style>
    <style:style style:name="P17" style:family="paragraph" style:parent-style-name="Standard">
      <style:text-properties fo:font-size="12pt" fo:language="en" fo:country="US" officeooo:paragraph-rsid="000cd8eb" style:font-size-asian="12pt" style:font-size-complex="12pt"/>
    </style:style>
    <style:style style:name="P18" style:family="paragraph" style:parent-style-name="Standard">
      <style:text-properties fo:font-size="14pt" officeooo:rsid="0002bc8c" officeooo:paragraph-rsid="0002bc8c" style:font-size-asian="12.25pt" style:font-size-complex="14pt"/>
    </style:style>
    <style:style style:name="P19" style:family="paragraph" style:parent-style-name="Standard">
      <style:text-properties fo:font-size="14pt" officeooo:rsid="0002bc8c" officeooo:paragraph-rsid="000cd8eb" style:font-size-asian="12.25pt" style:font-size-complex="14pt"/>
    </style:style>
    <style:style style:name="P20" style:family="paragraph" style:parent-style-name="Standard">
      <style:text-properties fo:font-size="14pt" officeooo:rsid="0004ab6e" officeooo:paragraph-rsid="0004ab6e" style:font-size-asian="12.25pt" style:font-size-complex="14pt"/>
    </style:style>
    <style:style style:name="P21" style:family="paragraph" style:parent-style-name="Standard">
      <style:text-properties fo:font-size="14pt" officeooo:rsid="00068c3e" officeooo:paragraph-rsid="00068c3e" style:font-size-asian="14pt" style:font-size-complex="14pt"/>
    </style:style>
    <style:style style:name="P22" style:family="paragraph" style:parent-style-name="Standard">
      <style:text-properties fo:font-size="14pt" officeooo:rsid="0006ee70" officeooo:paragraph-rsid="0006ee70" style:font-size-asian="14pt" style:font-size-complex="14pt"/>
    </style:style>
    <style:style style:name="P23" style:family="paragraph" style:parent-style-name="Standard">
      <style:text-properties fo:font-size="14pt" fo:language="en" fo:country="US" officeooo:paragraph-rsid="000cd8eb" style:font-size-asian="14pt" style:font-size-complex="14pt"/>
    </style:style>
    <style:style style:name="P24" style:family="paragraph" style:parent-style-name="Standard">
      <style:text-properties fo:font-size="14pt" fo:font-weight="bold" officeooo:rsid="0007b297" officeooo:paragraph-rsid="0007b297" style:font-size-asian="14pt" style:font-weight-asian="bold" style:font-size-complex="14pt" style:font-weight-complex="bold"/>
    </style:style>
    <style:style style:name="T1" style:family="text">
      <style:text-properties fo:font-size="14pt" officeooo:rsid="0002bc8c" style:font-size-asian="12.25pt" style:font-size-complex="14pt"/>
    </style:style>
    <style:style style:name="T2" style:family="text">
      <style:text-properties fo:font-size="12pt" style:font-size-asian="10.5pt" style:font-size-complex="12pt"/>
    </style:style>
    <style:style style:name="T3" style:family="text">
      <style:text-properties fo:font-size="12pt" officeooo:rsid="000cd8eb" style:font-size-asian="10.5pt" style:font-size-complex="12pt"/>
    </style:style>
    <style:style style:name="T4" style:family="text">
      <style:text-properties fo:font-size="12pt" style:font-size-asian="12pt" style:font-size-complex="12pt"/>
    </style:style>
    <style:style style:name="T5" style:family="text">
      <style:text-properties fo:font-size="10pt" style:font-size-asian="8.75pt" style:font-size-complex="10pt"/>
    </style:style>
    <style:style style:name="T6" style:family="text">
      <style:text-properties officeooo:rsid="0004ab6e"/>
    </style:style>
    <style:style style:name="T7" style:family="text">
      <style:text-properties officeooo:rsid="00068c3e"/>
    </style:style>
    <style:style style:name="T8" style:family="text">
      <style:text-properties officeooo:rsid="00094342"/>
    </style:style>
    <style:style style:name="T9" style:family="text">
      <style:text-properties officeooo:rsid="0007b297" style:font-size-asian="12pt" style:font-size-complex="12pt"/>
    </style:style>
    <style:style style:name="T10" style:family="text">
      <style:text-properties officeooo:rsid="000872a1" style:font-size-asian="12pt" style:font-size-complex="12pt"/>
    </style:style>
    <style:style style:name="T11" style:family="text">
      <style:text-properties officeooo:rsid="00094342" style:font-size-asian="12pt" style:font-size-complex="12pt"/>
    </style:style>
    <style:style style:name="T12" style:family="text">
      <style:text-properties officeooo:rsid="000adab3"/>
    </style:style>
    <style:style style:name="T13" style:family="text">
      <style:text-properties officeooo:rsid="00110264"/>
    </style:style>
    <style:style style:name="T14" style:family="text">
      <style:text-properties fo:language="en" fo:country="US"/>
    </style:style>
    <style:style style:name="T15" style:family="text">
      <style:text-properties fo:language="en" fo:country="US" officeooo:rsid="00110a50"/>
    </style:style>
    <style:style style:name="T16" style:family="text">
      <style:text-properties fo:font-weight="bold" style:font-weight-asian="bold" style:font-weight-complex="bold"/>
    </style:style>
    <style:style style:name="T17" style:family="text">
      <style:text-properties fo:language="fr" fo:country="FR"/>
    </style:style>
    <style:style style:name="T18" style:family="text">
      <style:text-properties fo:language="fr" fo:country="FR" officeooo:rsid="000cd8eb"/>
    </style:style>
    <style:style style:name="T19" style:family="text">
      <style:text-properties fo:language="fr" fo:country="FR" fo:font-weight="bold" officeooo:rsid="000cd8eb" style:font-weight-asian="bold" style:font-weight-complex="bold"/>
    </style:style>
    <style:style style:name="T20" style:family="text">
      <style:text-properties fo:language="fr" fo:country="FR" fo:font-weight="bold" officeooo:rsid="000f6115" style:font-weight-asian="bold" style:font-weight-complex="bold"/>
    </style:style>
    <style:style style:name="T21" style:family="text">
      <style:text-properties fo:language="fr" fo:country="FR" fo:font-weight="bold" officeooo:rsid="0010b8d6" style:font-weight-asian="bold" style:font-weight-complex="bold"/>
    </style:style>
    <style:style style:name="T22" style:family="text">
      <style:text-properties fo:language="fr" fo:country="FR" fo:font-weight="bold" officeooo:rsid="00110a50" style:font-weight-asian="bold" style:font-weight-complex="bold"/>
    </style:style>
    <style:style style:name="T23" style:family="text">
      <style:text-properties fo:language="fr" fo:country="FR" officeooo:rsid="000d80aa"/>
    </style:style>
    <style:style style:name="T24" style:family="text">
      <style:text-properties fo:language="fr" fo:country="FR" officeooo:rsid="000f6115"/>
    </style:style>
    <style:style style:name="T25" style:family="text">
      <style:text-properties fo:language="fr" fo:country="FR" officeooo:rsid="0010b8d6"/>
    </style:style>
    <style:style style:name="T26" style:family="text">
      <style:text-properties fo:language="fr" fo:country="FR" officeooo:rsid="00110a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MMAIRE :</text:p>
      <text:p text:style-name="P1"/>
      <text:p text:style-name="P18"><text:span text:style-name="T6">I- </text:span>Présentation…………………………………………………………………………</text:p>
      <text:p text:style-name="P18"><text:span text:style-name="T2"><text:tab/>1) Introduction…………………………………………………………………………………</text:span></text:p>
      <text:p text:style-name="P19"><text:span text:style-name="T2"><text:tab/>2) Abstract……………………………………………………………………………………...</text:span></text:p>
      <text:p text:style-name="P19"><text:span text:style-name="T2"><text:tab/></text:span><text:span text:style-name="T3">3</text:span><text:span text:style-name="T2">) Stage N-PY………………………………………………………………………………….</text:span></text:p>
      <text:p text:style-name="P19"><text:span text:style-name="T5"/></text:p>
      <text:p text:style-name="P19"><text:span text:style-name="T5"><text:tab/><text:tab/>1. Présentation……………………………………………………………………………………………</text:span></text:p>
      <text:p text:style-name="P19"><text:span text:style-name="T5"><text:tab/><text:tab/>2. Cadre de travail………………………………………………………………………………………..<text:tab/></text:span></text:p>
      <text:p text:style-name="P19"><text:span text:style-name="T5"><text:tab/><text:tab/>3. Ma mission…………………………………………………………………………………………….</text:span></text:p>
      <text:p text:style-name="P19"><text:span text:style-name="T2"><text:tab/></text:span><text:span text:style-name="T3">4</text:span><text:span text:style-name="T2">) Compétences couvertes par mon projet……………………………………………………..</text:span></text:p>
      <text:p text:style-name="P2"><text:tab/>5) Technologies et environnement……………………………………………………………</text:p>
      <text:p text:style-name="P3"><text:tab/>6)Traductions………………………………………………………………………………….</text:p>
      <text:p text:style-name="P18"><text:span text:style-name="T5"/></text:p>
      <text:p text:style-name="P20">II- Projet fil rouge………………………………………………………………………</text:p>
      <text:p text:style-name="P20"><text:span text:style-name="T4"><text:tab/>1) Présentation…………………………………………………………………………………</text:span></text:p>
      <text:p text:style-name="P4"><text:tab/>2) Taches effectuées……………………………………………………………………………</text:p>
      <text:p text:style-name="P4"/>
      <text:p text:style-name="P20">III- Spécifications fonctionnelles……………………………………………………….</text:p>
      <text:p text:style-name="P4"/>
      <text:p text:style-name="P4"><text:tab/><text:span text:style-name="T7">1</text:span>) Diagramme d’utilisation…………………………………………………………………….</text:p>
      <text:p text:style-name="P4"><text:tab/><text:span text:style-name="T7">2</text:span>) Diagramme de séquence…………………………………………………………………….</text:p>
      <text:p text:style-name="P4"><text:tab/><text:span text:style-name="T7">3</text:span>) Diagramme d’activité……………………………………………………………………….</text:p>
      <text:p text:style-name="P4"/>
      <text:p text:style-name="P21">IV- Conception………………………………………………………………………….</text:p>
      <text:p text:style-name="P5"><text:tab/>1) Arborescence………………………………………………………………………………..</text:p>
      <text:p text:style-name="P5"><text:tab/>2) Maquettage Zoning………………………………………………………………………….</text:p>
      <text:p text:style-name="P5"><text:tab/>3) Maquettage Mockup………………………………………………………………………..</text:p>
      <text:p text:style-name="P5"/>
      <text:p text:style-name="P21">V- Base de données……………………………………………………………………..</text:p>
      <text:p text:style-name="P21"/>
      <text:p text:style-name="P5"><text:tab/>1) MCD………………………………………………………………………………………..</text:p>
      <text:p text:style-name="P5"><text:tab/>2) MLD………………………………………………………………………………………. </text:p>
      <text:p text:style-name="P5"/>
      <text:p text:style-name="P21">VI- Back End : Projet Fil Rouge……………………………………………………….</text:p>
      <text:p text:style-name="P5"/>
      <text:p text:style-name="P5"><text:tab/>1) Fonctionnalité d’inscription……………………………………………………………….. </text:p>
      <text:p text:style-name="P5"><text:tab/>2) Fonctionnalité d’upload et récupération de fichiers………………………………………..</text:p>
      <text:p text:style-name="P21"/>
      <text:p text:style-name="P21">VII- Font End : Calculateur N-PY……………………………………………………..</text:p>
      <text:p text:style-name="P5"/>
      <text:p text:style-name="P5"><text:tab/>1) Structure et fonctionnement………………………………………………………………..</text:p>
      <text:p text:style-name="P5"><text:tab/>2) Responsive………………………………………………………………………………….</text:p>
      <text:p text:style-name="P5"/>
      <text:p text:style-name="P21">VIII- Bilan et Conclusion………………………………………………………………</text:p>
      <text:p text:style-name="P5"/>
      <text:p text:style-name="P5"><text:tab/>1) Les difficultés……………………………………………………………………………….</text:p>
      <text:p text:style-name="P5"><text:tab/>2) Ce que j’ai appris…………………………………………………………………………...</text:p>
      <text:p text:style-name="P5"><text:tab/>3) Pour la suite………………………………………………………………………………..</text:p>
      <text:p text:style-name="P22">IX- Annexe……………………………………………………………………………..</text:p>
      <text:p text:style-name="P24"><text:soft-page-break/>I/ Présentation </text:p>
      <text:p text:style-name="P6"/>
      <text:p text:style-name="P6"/>
      <text:p text:style-name="P6"><text:tab/><text:span text:style-name="T16">1) Introduction</text:span></text:p>
      <text:p text:style-name="P7"/>
      <text:p text:style-name="P16"><text:span text:style-name="T9">I’m Jérémy Muse and I have 28 years old. I’m very curious about computers and new technologies since my childhood, </text:span><text:span text:style-name="T10">but my taste in art and literature made me choose </text:span><text:span text:style-name="T11">a literary bachelor.</text:span></text:p>
      <text:p text:style-name="P8"><text:span text:style-name="T8">But</text:span> the covid period was the perfect moment for me to begin to learn <text:span text:style-name="T12">web </text:span>development. </text:p>
      <text:p text:style-name="P7"/>
      <text:p text:style-name="P7">I started the Adrar curriculum with literally no skill in development, so i was a little worried but I realise very soon that all I need<text:span text:style-name="T8">ed</text:span> to succeed was motivation and curiosity. </text:p>
      <text:p text:style-name="P9"/>
      <text:p text:style-name="P9">So I started to learn programming with Adrar in March 2021 and I discover a new world, and certainly a new career. My internship in October helped me to complete skills that I learned during class, but I worked also at home. I deployed an e-commerce website called roulepopote.fr. This project made me complete my skills in CMS, especially WordPress. </text:p>
      <text:p text:style-name="P9"/>
      <text:p text:style-name="P10">I’m very proud of my news skills and my progression during all this year, and I hope that you’ll see all the energy and all the pleasure that I had thanks to all my projects.</text:p>
      <text:p text:style-name="P10"/>
      <text:p text:style-name="P10"/>
      <text:p text:style-name="P10"><text:tab/><text:span text:style-name="T16">2) Abstract</text:span></text:p>
      <text:p text:style-name="P23"/>
      <text:p text:style-name="P17">During my internship, I worked on the remodeling of the company’s actual website called N-py. <text:span text:style-name="T13">Today, for the front end part, I will present you a module that I made during my internship, and for the back end</text:span> I will present a website that I made alone.</text:p>
      <text:p text:style-name="P17"/>
      <text:p text:style-name="P17">The client is fictional; he represents an amusement park called Movie Land. This website is purely fictional, it will not be deployed online.</text:p>
      <text:p text:style-name="P17">Specifications have been made in collaboration with the customer, you can find it in the <text:span text:style-name="T13">appendice</text:span> part.</text:p>
      <text:p text:style-name="P17">For the front-end I have chosen HTML, CSS and Javascript languages, and for the back-end I have chosen NodeJS and SQL languages.</text:p>
      <text:p text:style-name="P17"/>
      <text:p text:style-name="P17">I think that the most difficult part for me was all the back end part except the database part because my internship missions were a lot about the front-end, so I think that back-end is my weakness. However, it was difficult but not impossible.</text:p>
      <text:p text:style-name="P17">As you can see, the project is not finished, because a lot of functionalities have been provided. All those functionalities will be added in the future, they’ll serve me to evaluate my progress.</text:p>
      <text:p text:style-name="P17"/>
      <text:p text:style-name="P11"><text:span text:style-name="Police_20_par_20_défaut"><text:span text:style-name="T14">I’m satisfied about what I have done, especially because before the training, I had literally no skills in programming. This is a great success for me, and I hope you will have the same opinion about my work.</text:span></text:span></text:p>
      <text:p text:style-name="P11"><text:span text:style-name="Police_20_par_20_défaut"><text:span text:style-name="T14"/></text:span></text:p>
      <text:p text:style-name="P11"><text:span text:style-name="Police_20_par_20_défaut"><text:span text:style-name="T17"/></text:span></text:p>
      <text:p text:style-name="P11"><text:span text:style-name="Police_20_par_20_défaut"><text:span text:style-name="T18"><text:tab/></text:span></text:span><text:span text:style-name="Police_20_par_20_défaut"><text:span text:style-name="T19">3) Stage N-PY</text:span></text:span></text:p>
      <text:p text:style-name="P11"><text:span text:style-name="Police_20_par_20_défaut"><text:span text:style-name="T19"><text:tab/><text:tab/>1. Présentation</text:span></text:span></text:p>
      <text:p text:style-name="P11"><text:span text:style-name="Police_20_par_20_défaut"><text:span text:style-name="T17"/></text:span></text:p>
      <text:p text:style-name="P11"><text:span text:style-name="Police_20_par_20_défaut"><text:span text:style-name="T18">La société N-PY est une société ayant pour but de mettre en avant les domaines skiables des Pyrénées. Afin de mener à bien cet objectif, N-PY tache de centraliser les sites des stations de ski pyrénéennes et de certains hébergements autour de leur propre site. Ainsi, l’utilisateur à la possibilité d’organiser son séjour dans n’importe quelle station, à n’importe quelle période et pour </text:span></text:span><text:soft-page-break/><text:span text:style-name="Police_20_par_20_défaut"><text:span text:style-name="T18">n’importe quelle activité directement à partir du site n-py.com. </text:span></text:span><text:span text:style-name="Police_20_par_20_défaut"><text:span text:style-name="T23">En plus de cela, N-PY s’occupe de la création et de la maintenance des sites des stations, mais aussi d’hébergements pyrénéens ou même des sites de certaines mairies tels que le site de Cauterets ou de l’établissement Skylodge. </text:span></text:span></text:p>
      <text:p text:style-name="P12"><text:span text:style-name="Police_20_par_20_défaut"><text:span text:style-name="T23">Grâce à ce partenariat mis en place avec différentes stations, plusieurs nouveaux systèmes d’organisation de séjour sont apparus dans les Pyrénées, tels que la Carte No’Souci permettant aux skieurs de réserver leur forfaits à des prix bien plus attractifs qu’à l’accoutumée. </text:span></text:span></text:p>
      <text:p text:style-name="P12"><text:span text:style-name="Police_20_par_20_défaut"><text:span text:style-name="T23"/></text:span></text:p>
      <text:p text:style-name="P12"><text:span text:style-name="Police_20_par_20_défaut"><text:span text:style-name="T23">Pour résumer : N-PY permet a ses utilisateurs d’organiser plus facilement et plus économiquement leurs séjours au ski. Les stations de ski les plus importantes des Pyrénées jouant le jeu (Piau Engaly, Luz Ardiden, Peyragudes, La Pierre St-Martin, Cauterets, Grand Tourmalet, Gourette, Pic du Midi) ainsi que les hébergements locaux, et les lieux d’activités hors ski, permettent un grand panel de séjours disponibles, autant en hiver qu’en été. On peut également y trouver toutes les infos concernant les stations et les domaines pyrénéens : webcams, lignes de bus, tarifs, avis, etc.</text:span></text:span></text:p>
      <text:p text:style-name="P12"><text:span text:style-name="Police_20_par_20_défaut"><text:span text:style-name="T23"/></text:span></text:p>
      <text:p text:style-name="P12"><text:span text:style-name="Police_20_par_20_défaut"><text:span text:style-name="T24"><text:tab/></text:span></text:span><text:span text:style-name="Police_20_par_20_défaut"><text:span text:style-name="T23"><text:tab/></text:span></text:span><text:span text:style-name="Police_20_par_20_défaut"><text:span text:style-name="T20">2. Cadre de travail</text:span></text:span></text:p>
      <text:p text:style-name="P12"><text:span text:style-name="Police_20_par_20_défaut"><text:span text:style-name="T24"/></text:span></text:p>
      <text:p text:style-name="P13"><text:span text:style-name="Police_20_par_20_défaut"><text:span text:style-name="T24">L’équipe Digitale d’N-PY comporte six membres. Une personne occupe le poste de trafic manager, le reste de l’équipe est en charge de la conception, du développement front end, de l’intégration (sous Drupal 8) et de l’emailing du site et des sites partenaires. La partie back end est sous traitée à une autre agence. La majeure partie de l’équipe a d’énormes compétences en conception et intégration, le développement est en majeure partie réalisée par le responsable Digital.</text:span></text:span></text:p>
      <text:p text:style-name="P13"><text:span text:style-name="Police_20_par_20_défaut"><text:span text:style-name="T24"/></text:span></text:p>
      <text:p text:style-name="P13"><text:span text:style-name="Police_20_par_20_défaut"><text:span text:style-name="T24">Ces larges compétences partagées par les membres de l’équipe m’ont fait énormément progresser car bien qu’ayant un tuteur attitré, j’ai put travailler et évoluer au contact de chacun des membres, y compris de la trafic manager qui a eu l’opportunité d’approfondir les minces compétences que j’avais acquis en SEO.</text:span></text:span></text:p>
      <text:p text:style-name="P13"><text:span text:style-name="Police_20_par_20_défaut"><text:span text:style-name="T24"/></text:span></text:p>
      <text:p text:style-name="P14"><text:span text:style-name="Police_20_par_20_défaut"><text:span text:style-name="T25">La majeure partie de mon stage c’est déroulé en présentiel, dans les bureaux situés à Lourdes. Ce qui m’a permis de découvrir comment se déroule un entretien avec un client concernant l’avancée d’un projet, les entretiens hebdomadaires avec l’équipe complète, etc.</text:span></text:span></text:p>
      <text:p text:style-name="P14"><text:span text:style-name="Police_20_par_20_défaut"><text:span text:style-name="T25">J’ai également eu l’occasion de travailler en télétravail suite aux protocoles COVID mis en places (équivalent à 1 jour pour semaine) ce qui m’a permis de réaliser les contraintes techniques et humaines que peut engendrer cette façon de travailler, notamment en terme de communication. </text:span></text:span></text:p>
      <text:p text:style-name="P14"><text:span text:style-name="Police_20_par_20_défaut"><text:span text:style-name="T25"/></text:span></text:p>
      <text:p text:style-name="P14"><text:span text:style-name="Police_20_par_20_défaut"><text:span text:style-name="T26"><text:tab/></text:span></text:span><text:span text:style-name="Police_20_par_20_défaut"><text:span text:style-name="T21"><text:tab/></text:span></text:span><text:span text:style-name="Police_20_par_20_défaut"><text:span text:style-name="T22">3. Ma mission</text:span></text:span></text:p>
      <text:p text:style-name="P14"><text:span text:style-name="Police_20_par_20_défaut"><text:span text:style-name="T15"/></text:span></text:p>
      <text:p text:style-name="P14"><text:span text:style-name="Police_20_par_20_défaut"><text:span text:style-name="T15"/></text:span></text:p>
      <text:p text:style-name="P15"><text:span text:style-name="Police_20_par_20_défaut"><text:span text:style-name="T26">Une grande partie de mon travail a été du développement modulaire. En effet, la plupart des membres de mon équipe étant des intégrateurs et n’ayant pas tous des capacités en développement, les modules que j’ai put concevoir leur a permis de gagner un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7T14:31:24.065000000</meta:creation-date>
    <dc:date>2022-01-17T16:54:32.659000000</dc:date>
    <meta:editing-duration>PT19M45S</meta:editing-duration>
    <meta:editing-cycles>4</meta:editing-cycles>
    <meta:generator>LibreOffice/7.1.2.2$Windows_X86_64 LibreOffice_project/8a45595d069ef5570103caea1b71cc9d82b2aae4</meta:generator>
    <meta:document-statistic meta:table-count="0" meta:image-count="0" meta:object-count="0" meta:page-count="3" meta:paragraph-count="63" meta:word-count="1031" meta:character-count="7265" meta:non-whitespace-character-count="6248"/>
  </office:meta>
</office:document-meta>
</file>